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table table:name="Examp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table table:name="Examp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 float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string" calcext:value-type="string">
            <text:p>A date</text:p>
          </table:table-cell>
          <table:table-cell table:style-name="ce6" office:value-type="date" office:date-value="1975-05-07" calcext:value-type="date">
            <text:p>07/05/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2:38:02.82975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4T16:46:59</meta:creation-date>
    <dc:date>2009-11-27T12:22:49</dc:date>
    <meta:editing-duration>PT04H45M54S</meta:editing-duration>
    <meta:editing-cycles>17</meta:editing-cycles>
    <meta:generator>LibreOffice/6.0.3.2$MacOSX_X86_64 LibreOffice_project/8f48d515416608e3a835360314dac7e47fd0b821</meta:generator>
    <meta:document-statistic meta:table-count="3" meta:cell-count="32" meta:object-count="0"/>
  </office:meta>
</office:document-meta>
</file>